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Verdana1" style:font-name-asian="DejaVuSans" style:font-name-complex="Lucidasans"/>
    </style:style>
    <style:style style:name="ce4" style:family="table-cell" style:parent-style-name="Default" style:data-style-name="N100"/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map style:condition="is-true-formula([Sheet1.$J330]&gt;COLUMN([Sheet1.C330])-3)" style:apply-style-name="Excel_5f_CondFormat_5f_1_5f_1_5f_1" style:base-cell-address="Sheet1.C330"/>
    </style:style>
    <style:style style:name="ce7" style:family="table-cell" style:parent-style-name="Default" style:data-style-name="N10">
      <style:map style:condition="is-true-formula([Sheet1.$J330]&gt;COLUMN([Sheet1.C330])-3)" style:apply-style-name="Excel_5f_CondFormat_5f_1_5f_1_5f_1" style:base-cell-address="Sheet1.C330"/>
    </style:style>
    <style:style style:name="ce8" style:family="table-cell" style:parent-style-name="Default" style:data-style-name="N61">
      <style:map style:condition="is-true-formula([Sheet1.$J330]&gt;COLUMN([Sheet1.C330])-3)" style:apply-style-name="Excel_5f_CondFormat_5f_1_5f_1_5f_1" style:base-cell-address="Sheet1.C330"/>
    </style:style>
    <style:style style:name="ce9" style:family="table-cell" style:parent-style-name="Default" style:data-style-name="N0">
      <style:map style:condition="is-true-formula([Sheet1.$J330]&gt;COLUMN([Sheet1.C330])-3)" style:apply-style-name="Excel_5f_CondFormat_5f_1_5f_1_5f_1" style:base-cell-address="Sheet1.C330"/>
    </style:style>
    <style:style style:name="ce10" style:family="table-cell" style:parent-style-name="Default" style:data-style-name="N36">
      <style:map style:condition="is-true-formula([Sheet1.$J330]&gt;COLUMN([Sheet1.C330])-3)" style:apply-style-name="Excel_5f_CondFormat_5f_1_5f_1_5f_1" style:base-cell-address="Sheet1.C330"/>
    </style:style>
    <style:style style:name="ce11" style:family="table-cell" style:parent-style-name="Default" style:data-style-name="N99">
      <style:map style:condition="is-true-formula([Sheet1.$J330]&gt;COLUMN([Sheet1.C330])-3)" style:apply-style-name="Excel_5f_CondFormat_5f_1_5f_1_5f_1" style:base-cell-address="Sheet1.C330"/>
    </style:style>
    <style:style style:name="ce12" style:family="table-cell" style:parent-style-name="Default" style:data-style-name="N164">
      <style:map style:condition="is-true-formula([Sheet1.$J330]&gt;COLUMN([Sheet1.C330])-3)" style:apply-style-name="Excel_5f_CondFormat_5f_1_5f_1_5f_1" style:base-cell-address="Sheet1.C330"/>
    </style:style>
    <style:style style:name="ce13" style:family="table-cell" style:parent-style-name="Default" style:data-style-name="N193">
      <style:map style:condition="is-true-formula([Sheet1.$J330]&gt;COLUMN([Sheet1.C330])-3)" style:apply-style-name="Excel_5f_CondFormat_5f_1_5f_1_5f_1" style:base-cell-address="Sheet1.C330"/>
    </style:style>
    <style:style style:name="ce14" style:family="table-cell" style:parent-style-name="Default" style:data-style-name="N197">
      <style:map style:condition="is-true-formula([Sheet1.$J330]&gt;COLUMN([Sheet1.C330])-3)" style:apply-style-name="Excel_5f_CondFormat_5f_1_5f_1_5f_1" style:base-cell-address="Sheet1.C330"/>
    </style:style>
    <style:style style:name="ce15" style:family="table-cell" style:parent-style-name="Default" style:data-style-name="N199">
      <style:map style:condition="is-true-formula([Sheet1.$J330]&gt;COLUMN([Sheet1.C330])-3)" style:apply-style-name="Excel_5f_CondFormat_5f_1_5f_1_5f_1" style:base-cell-address="Sheet1.C330"/>
    </style:style>
    <style:style style:name="ce16" style:family="table-cell" style:parent-style-name="Default">
      <style:map style:condition="is-true-formula(Sheet1.$#REF!#REF!&gt;COLUMN(Sheet1.F91)-3)" style:apply-style-name="Excel_5f_CondFormat_5f_1_5f_2_5f_1" style:base-cell-address="Sheet1.F91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8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123.55">
            <text:p>123,55</text:p>
          </table:table-cell>
          <table:table-cell table:style-name="ce6" office:value-type="string">
            <text:p>123,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 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6" office:value-type="string">
            <text:p>100 000 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ooc:=VALUE([.C8])" office:value-type="float" office:value="1234000">
            <text:p>1234000</text:p>
          </table:table-cell>
          <table:table-cell table:style-name="ce8" office:value-type="string">
            <text:p>1,234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00123">
            <text:p>0</text:p>
          </table:table-cell>
          <table:table-cell table:formula="oooc:=VALUE([.C9])" office:value-type="float" office:value="-0.0000000123">
            <text:p>0</text:p>
          </table:table-cell>
          <table:table-cell table:style-name="ce8" office:value-type="string">
            <text:p>-123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8" office:value-type="string">
            <text:p>- 123 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13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14])" office:value-type="float" office:value="0">
            <text:p>0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6])" office:value-type="float" office:value="0">
            <text:p>0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table:formula="oooc:=&quot;&quot;">
            <text:p/>
          </table:table-cell>
          <table:table-cell table:formula="oooc:=T([.C22])">
            <text:p/>
          </table:table-cell>
          <table:table-cell table:style-name="ce9" office:value-type="float" office:value="123.45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,45</text:p>
          </table:table-cell>
          <table:table-cell table:formula="oooc:=T([.C23])" office:value-type="string" office:string-value="123,45">
            <text:p>123,45</text:p>
          </table:table-cell>
          <table:table-cell table:style-name="ce9" office:value-type="string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4])">
            <text:p/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25])" office:value-type="string" office:string-value="01.01.2007">
            <text:p>01.01.2007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6])">
            <text:p/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7])">
            <text:p/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30];[.D30])" office:value-type="string" office:string-value="99999999999,5">
            <text:p>99999999999,5</text:p>
          </table:table-cell>
          <table:table-cell table:style-name="ce12" office:value-type="float" office:value="99999999999.4999">
            <text:p>99999999999,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31];[.D31])" office:value-type="string" office:string-value="99999999999,5">
            <text:p>99999999999,5</text:p>
          </table:table-cell>
          <table:table-cell table:style-name="ce12" office:value-type="float" office:value="99999999999.5">
            <text:p>99999999999,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3" office:value-type="float" office:value="0.000000009">
            <text:p>0,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4.61cm" draw:caption-point-x="-33.704cm" draw:caption-point-y="-14.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3" office:value-type="float" office:value="0.000000009000001">
            <text:p>0,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5.081cm" draw:caption-point-x="-33.704cm" draw:caption-point-y="-15.0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4" office:value-type="float" office:value="0.0000777777777777777">
            <text:p>0,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5.552cm" draw:caption-point-x="-33.704cm" draw:caption-point-y="-15.5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4" office:value-type="float" office:value="0.000777777777777777">
            <text:p>0,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023cm" draw:caption-point-x="-33.704cm" draw:caption-point-y="-16.0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7777778</text:p>
          </table:table-cell>
          <table:table-cell table:formula="oooc:=TEXT([.C36];[.D36])" office:value-type="string" office:string-value="0,01">
            <text:p>0,01</text:p>
          </table:table-cell>
          <table:table-cell table:style-name="ce14" office:value-type="float" office:value="0.00777777777777777">
            <text:p>0,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494cm" draw:caption-point-x="-33.704cm" draw:caption-point-y="-16.4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77777778</text:p>
          </table:table-cell>
          <table:table-cell table:formula="oooc:=TEXT([.C37];[.D37])" office:value-type="string" office:string-value="0,08">
            <text:p>0,08</text:p>
          </table:table-cell>
          <table:table-cell table:style-name="ce14" office:value-type="float" office:value="0.0777777777777777">
            <text:p>0,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965cm" draw:caption-point-x="-33.704cm" draw:caption-point-y="-16.96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777777778</text:p>
          </table:table-cell>
          <table:table-cell table:formula="oooc:=TEXT([.C38];[.D38])" office:value-type="string" office:string-value="0,78">
            <text:p>0,78</text:p>
          </table:table-cell>
          <table:table-cell table:style-name="ce14" office:value-type="float" office:value="0.777777777777777">
            <text:p>0,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7.436cm" draw:caption-point-x="-33.704cm" draw:caption-point-y="-17.43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77778</text:p>
          </table:table-cell>
          <table:table-cell table:formula="oooc:=TEXT([.C39];[.D39])" office:value-type="string" office:string-value="7,78">
            <text:p>7,78</text:p>
          </table:table-cell>
          <table:table-cell table:style-name="ce14" office:value-type="float" office:value="7.77777777777777">
            <text:p>7,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7.907cm" draw:caption-point-x="-33.704cm" draw:caption-point-y="-17.90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,77777778</text:p>
          </table:table-cell>
          <table:table-cell table:formula="oooc:=TEXT([.C40];[.D40])" office:value-type="string" office:string-value="77,78">
            <text:p>77,78</text:p>
          </table:table-cell>
          <table:table-cell table:style-name="ce14" office:value-type="float" office:value="77.7777777777777">
            <text:p>77,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8.378cm" draw:caption-point-x="-33.704cm" draw:caption-point-y="-18.37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,7777778</text:p>
          </table:table-cell>
          <table:table-cell table:formula="oooc:=TEXT([.C41];[.D41])" office:value-type="string" office:string-value="777,78">
            <text:p>777,78</text:p>
          </table:table-cell>
          <table:table-cell table:style-name="ce14" office:value-type="float" office:value="777.777777777777">
            <text:p>777,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8.849cm" draw:caption-point-x="-33.704cm" draw:caption-point-y="-18.84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,777778</text:p>
          </table:table-cell>
          <table:table-cell table:formula="oooc:=TEXT([.C42];[.D42])" office:value-type="string" office:string-value="7777,78">
            <text:p>7777,78</text:p>
          </table:table-cell>
          <table:table-cell table:style-name="ce14" office:value-type="float" office:value="7777.77777777777">
            <text:p>7777,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,77778</text:p>
          </table:table-cell>
          <table:table-cell table:formula="oooc:=TEXT([.C43];[.D43])" office:value-type="string" office:string-value="77777,78">
            <text:p>77777,78</text:p>
          </table:table-cell>
          <table:table-cell table:style-name="ce14" office:value-type="float" office:value="77777.7777777777">
            <text:p>77777,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,7778</text:p>
          </table:table-cell>
          <table:table-cell table:formula="oooc:=TEXT([.C44];[.D44])" office:value-type="string" office:string-value="777777,78">
            <text:p>777777,78</text:p>
          </table:table-cell>
          <table:table-cell table:style-name="ce14" office:value-type="float" office:value="777777.777777777">
            <text:p>777777,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,778</text:p>
          </table:table-cell>
          <table:table-cell table:formula="oooc:=TEXT([.C45];[.D45])" office:value-type="string" office:string-value="7777777,78">
            <text:p>7777777,78</text:p>
          </table:table-cell>
          <table:table-cell table:style-name="ce14" office:value-type="float" office:value="7777777.77777777">
            <text:p>7777777,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,78</text:p>
          </table:table-cell>
          <table:table-cell table:formula="oooc:=TEXT([.C46];[.D46])" office:value-type="string" office:string-value="77777777,78">
            <text:p>77777777,78</text:p>
          </table:table-cell>
          <table:table-cell table:style-name="ce14" office:value-type="float" office:value="77777777.7777777">
            <text:p>77777777,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,8</text:p>
          </table:table-cell>
          <table:table-cell table:formula="oooc:=TEXT([.C47];[.D47])" office:value-type="string" office:string-value="777777777,78">
            <text:p>777777777,78</text:p>
          </table:table-cell>
          <table:table-cell table:style-name="ce14" office:value-type="float" office:value="777777777.777777">
            <text:p>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48];[.D48])" office:value-type="string" office:string-value="7777777777,78">
            <text:p>7777777777,78</text:p>
          </table:table-cell>
          <table:table-cell table:style-name="ce14" office:value-type="float" office:value="7777777777.77777">
            <text:p>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49];[.D49])" office:value-type="string" office:string-value="77777777777,78">
            <text:p>77777777777,78</text:p>
          </table:table-cell>
          <table:table-cell table:style-name="ce14" office:value-type="float" office:value="77777777777.7777">
            <text:p>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1</text:p>
          </table:table-cell>
          <table:table-cell table:formula="oooc:=TEXT([.C50];[.D50])" office:value-type="string" office:string-value="777777777777,78">
            <text:p>777777777777,78</text:p>
          </table:table-cell>
          <table:table-cell table:style-name="ce14" office:value-type="float" office:value="777777777777.777">
            <text:p>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2</text:p>
          </table:table-cell>
          <table:table-cell table:formula="oooc:=TEXT([.C51];[.D51])" office:value-type="string" office:string-value="7777777777777,77">
            <text:p>7777777777777,77</text:p>
          </table:table-cell>
          <table:table-cell table:style-name="ce14" office:value-type="float" office:value="7777777777777.77">
            <text:p>7777777777777,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3</text:p>
          </table:table-cell>
          <table:table-cell table:formula="oooc:=TEXT([.C52];[.D52])" office:value-type="string" office:string-value="77777777777777,7">
            <text:p>77777777777777,7</text:p>
          </table:table-cell>
          <table:table-cell table:style-name="ce14" office:value-type="float" office:value="77777777777777.7">
            <text:p>77777777777777,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4.029cm" draw:caption-point-x="-33.704cm" draw:caption-point-y="-24.0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,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4" office:value-type="float" office:value="777777777777777">
            <text:p>777777777777777,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4.5cm" draw:caption-point-x="-33.704cm" draw:caption-point-y="-24.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,8</text:p>
          </table:table-cell>
          <table:table-cell table:formula="oooc:=TEXT([.C54];[.D54])" office:value-type="string" office:string-value="-777777777,78">
            <text:p>-777777777,78</text:p>
          </table:table-cell>
          <table:table-cell table:style-name="ce14" office:value-type="float" office:value="-777777777.777777">
            <text:p>-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55];[.D55])" office:value-type="string" office:string-value="-7777777777,78">
            <text:p>-7777777777,78</text:p>
          </table:table-cell>
          <table:table-cell table:style-name="ce14" office:value-type="float" office:value="-7777777777.77777">
            <text:p>-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56];[.D56])" office:value-type="string" office:string-value="-77777777777,78">
            <text:p>-77777777777,78</text:p>
          </table:table-cell>
          <table:table-cell table:style-name="ce14" office:value-type="float" office:value="-77777777777.7777">
            <text:p>-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,77778E+11</text:p>
          </table:table-cell>
          <table:table-cell table:formula="oooc:=TEXT([.C57];[.D57])" office:value-type="string" office:string-value="-777777777777,78">
            <text:p>-777777777777,78</text:p>
          </table:table-cell>
          <table:table-cell table:style-name="ce14" office:value-type="float" office:value="-777777777777.777">
            <text:p>-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5" office:value-type="float" office:value="0.000000001">
            <text:p>0,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6.855cm" draw:caption-point-x="-33.704cm" draw:caption-point-y="-26.8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11">
            <text:p>0,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7.326cm" draw:caption-point-x="-33.704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111">
            <text:p>0,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7.797cm" draw:caption-point-x="-33.704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01111">
            <text:p>0,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8.268cm" draw:caption-point-x="-33.704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011111">
            <text:p>0,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8.739cm" draw:caption-point-x="-33.704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5" office:value-type="float" office:value="0.000111111">
            <text:p>0,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9.21cm" draw:caption-point-x="-33.704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5" office:value-type="float" office:value="0.001111111">
            <text:p>0,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9.681cm" draw:caption-point-x="-33.704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65];[.D65])" office:value-type="string" office:string-value="0,01">
            <text:p>0,01</text:p>
          </table:table-cell>
          <table:table-cell table:style-name="ce15" office:value-type="float" office:value="0.011111111">
            <text:p>0,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0.152cm" draw:caption-point-x="-33.704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66];[.D66])" office:value-type="string" office:string-value="0,11">
            <text:p>0,11</text:p>
          </table:table-cell>
          <table:table-cell table:style-name="ce15" office:value-type="float" office:value="0.111111111">
            <text:p>0,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0.623cm" draw:caption-point-x="-33.704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5" office:value-type="float" office:value="0.00000000001">
            <text:p>0,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1.094cm" draw:caption-point-x="-33.704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E-10</text:p>
          </table:table-cell>
          <table:table-cell table:formula="oooc:=TEXT([.C68];[.D68])" office:value-type="string" office:string-value="0">
            <text:p>0</text:p>
          </table:table-cell>
          <table:table-cell table:style-name="ce15" office:value-type="float" office:value="0.00000000011">
            <text:p>0,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1.564cm" draw:caption-point-x="-33.704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01E-09</text:p>
          </table:table-cell>
          <table:table-cell table:formula="oooc:=TEXT([.C69];[.D69])" office:value-type="string" office:string-value="0">
            <text:p>0</text:p>
          </table:table-cell>
          <table:table-cell table:style-name="ce15" office:value-type="float" office:value="0.00000000101">
            <text:p>0,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035cm" draw:caption-point-x="-33.704cm" draw:caption-point-y="-32.0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01E-08</text:p>
          </table:table-cell>
          <table:table-cell table:formula="oooc:=TEXT([.C70];[.D70])" office:value-type="string" office:string-value="0">
            <text:p>0</text:p>
          </table:table-cell>
          <table:table-cell table:style-name="ce15" office:value-type="float" office:value="0.00000001101">
            <text:p>0,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506cm" draw:caption-point-x="-33.704cm" draw:caption-point-y="-32.5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5" office:value-type="float" office:value="0.00000011101">
            <text:p>0,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977cm" draw:caption-point-x="-33.704cm" draw:caption-point-y="-32.9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5" office:value-type="float" office:value="0.00000111101">
            <text:p>0,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3.448cm" draw:caption-point-x="-33.704cm" draw:caption-point-y="-33.4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5" office:value-type="float" office:value="0.00001111101">
            <text:p>0,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3.919cm" draw:caption-point-x="-33.704cm" draw:caption-point-y="-33.9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5" office:value-type="float" office:value="0.00011111101">
            <text:p>0,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4.39cm" draw:caption-point-x="-33.704cm" draw:caption-point-y="-34.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5" office:value-type="float" office:value="0.00111111101">
            <text:p>0,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4.861cm" draw:caption-point-x="-33.704cm" draw:caption-point-y="-34.8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76];[.D76])" office:value-type="string" office:string-value="0,01">
            <text:p>0,01</text:p>
          </table:table-cell>
          <table:table-cell table:style-name="ce15" office:value-type="float" office:value="0.01111111101">
            <text:p>0,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5.332cm" draw:caption-point-x="-33.704cm" draw:caption-point-y="-35.3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77];[.D77])" office:value-type="string" office:string-value="0,11">
            <text:p>0,11</text:p>
          </table:table-cell>
          <table:table-cell table:style-name="ce15" office:value-type="float" office:value="0.11111111101">
            <text:p>0,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5.803cm" draw:caption-point-x="-33.704cm" draw:caption-point-y="-35.8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,9E-10</text:p>
          </table:table-cell>
          <table:table-cell table:formula="oooc:=TEXT([.C78];[.D78])" office:value-type="string" office:string-value="0">
            <text:p>0</text:p>
          </table:table-cell>
          <table:table-cell table:style-name="ce15" office:value-type="float" office:value="0.00000000099">
            <text:p>0,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6.274cm" draw:caption-point-x="-33.704cm" draw:caption-point-y="-36.2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99E-09</text:p>
          </table:table-cell>
          <table:table-cell table:formula="oooc:=TEXT([.C79];[.D79])" office:value-type="string" office:string-value="0">
            <text:p>0</text:p>
          </table:table-cell>
          <table:table-cell table:style-name="ce15" office:value-type="float" office:value="0.00000000199">
            <text:p>0,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6.745cm" draw:caption-point-x="-33.704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99E-08</text:p>
          </table:table-cell>
          <table:table-cell table:formula="oooc:=TEXT([.C80];[.D80])" office:value-type="string" office:string-value="0">
            <text:p>0</text:p>
          </table:table-cell>
          <table:table-cell table:style-name="ce15" office:value-type="float" office:value="0.00000001199">
            <text:p>0,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7.216cm" draw:caption-point-x="-33.704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5" office:value-type="float" office:value="0.00000011199">
            <text:p>0,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7.687cm" draw:caption-point-x="-33.704cm" draw:caption-point-y="-37.6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5" office:value-type="float" office:value="0.00000111199">
            <text:p>0,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8.158cm" draw:caption-point-x="-33.704cm" draw:caption-point-y="-38.15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5" office:value-type="float" office:value="0.00001111199">
            <text:p>0,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8.629cm" draw:caption-point-x="-33.704cm" draw:caption-point-y="-38.6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5" office:value-type="float" office:value="0.00011111199">
            <text:p>0,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9.1cm" draw:caption-point-x="-33.704cm" draw:caption-point-y="-39.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5" office:value-type="float" office:value="0.00111111199">
            <text:p>0,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9.571cm" draw:caption-point-x="-33.704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2</text:p>
          </table:table-cell>
          <table:table-cell table:formula="oooc:=TEXT([.C86];[.D86])" office:value-type="string" office:string-value="0,01">
            <text:p>0,01</text:p>
          </table:table-cell>
          <table:table-cell table:style-name="ce15" office:value-type="float" office:value="0.01111111199">
            <text:p>0,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40.042cm" draw:caption-point-x="-33.704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2</text:p>
          </table:table-cell>
          <table:table-cell table:formula="oooc:=TEXT([.C87];[.D87])" office:value-type="string" office:string-value="0,11">
            <text:p>0,11</text:p>
          </table:table-cell>
          <table:table-cell table:style-name="ce15" office:value-type="float" office:value="0.11111111199">
            <text:p>0,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74cm" svg:height="2.014cm" svg:x="33.704cm" svg:y="40.513cm" draw:caption-point-x="-33.704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 234,35</text:p>
          </table:table-cell>
          <table:table-cell table:formula="oooc:=FIXED([.C91])" office:value-type="string" office:string-value="1 234,35">
            <text:p>1 234,35</text:p>
          </table:table-cell>
          <table:table-cell table:style-name="ce6" office:value-type="float" office:value="1234.3456">
            <text:p>1234,35</text:p>
          </table:table-cell>
          <table:table-cell table:style-name="ce6" table:number-columns-repeated="2"/>
          <table:table-cell table:style-name="ce16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,340</text:p>
          </table:table-cell>
          <table:table-cell table:formula="oooc:=FIXED([.C92];[.D92])" office:value-type="string" office:string-value="12,340">
            <text:p>12,340</text:p>
          </table:table-cell>
          <table:table-cell table:style-name="ce6" office:value-type="float" office:value="12.34">
            <text:p>12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3];[.D93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 456 789,123</text:p>
          </table:table-cell>
          <table:table-cell table:formula="oooc:=FIXED([.C94];[.D94])" office:value-type="string" office:string-value="123 456 789,123">
            <text:p>123 456 789,123</text:p>
          </table:table-cell>
          <table:table-cell table:style-name="ce6" office:value-type="float" office:value="123456789.123456">
            <text:p>123456789,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00</text:p>
          </table:table-cell>
          <table:table-cell table:formula="oooc:=FIXED([.C95];[.D95])" office:value-type="string" office:string-value="12 300">
            <text:p>12 30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,340</text:p>
          </table:table-cell>
          <table:table-cell table:formula="oooc:=FIXED([.C96];[.D96];[.E96])" office:value-type="string" office:string-value="12345,340">
            <text:p>12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7];[.D97];[.E97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 234 567 891 234,56</text:p>
          </table:table-cell>
          <table:table-cell table:formula="oooc:=FIXED([.C98];[.D98];[.E98])" office:value-type="string" office:string-value="1 234 567 891 234,56">
            <text:p>1 234 567 891 234,56</text:p>
          </table:table-cell>
          <table:table-cell table:style-name="ce6" office:value-type="float" office:value="1234567891234.56">
            <text:p>1234567891234,56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 456 789 123 400,00</text:p>
          </table:table-cell>
          <table:table-cell table:formula="oooc:=FIXED([.C99];[.D99];[.E99])" office:value-type="string" office:string-value="123 456 789 123 400,00">
            <text:p>123 456 789 123 400,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 234,6</text:p>
          </table:table-cell>
          <table:table-cell table:formula="oooc:=FIXED([.C100];[.D100])" office:value-type="string" office:string-value="1 234,6">
            <text:p>1 234,6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 230</text:p>
          </table:table-cell>
          <table:table-cell table:formula="oooc:=FIXED([.C101];[.D101])" office:value-type="string" office:string-value="-1 230">
            <text:p>-1 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,00 руб.</text:p>
          </table:table-cell>
          <table:table-cell table:formula="oooc:=DOLLAR([.C105])" office:value-type="string" office:string-value="123,00руб.">
            <text:p>123,00руб.</text:p>
          </table:table-cell>
          <table:table-cell table:style-name="ce15" office:value-type="float" office:value="123">
            <text:p>123,000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DOLLAR</text:p>
          </table:table-cell>
          <table:table-cell office:value-type="string">
            <text:p>DOLLAR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-1 234,57 руб.</text:p>
          </table:table-cell>
          <table:table-cell table:formula="oooc:=DOLLAR([.C106])" office:value-type="string" office:string-value="-1 234,57руб.">
            <text:p>-1 234,57руб.</text:p>
          </table:table-cell>
          <table:table-cell table:style-name="ce15" office:value-type="float" office:value="-1234.567">
            <text:p>-1234,567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style-name="ce4"/>
          <table:table-cell/>
          <table:table-cell table:style-name="ce15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3 000 руб.</text:p>
          </table:table-cell>
          <table:table-cell table:formula="oooc:=DOLLAR([.C108];[.D108])" office:value-type="string" office:string-value="123 000руб.">
            <text:p>123 000руб.</text:p>
          </table:table-cell>
          <table:table-cell table:style-name="ce15" office:value-type="float" office:value="123345.2346">
            <text:p>123345,23460000000</text:p>
          </table:table-cell>
          <table:table-cell table:style-name="ce6" office:value-type="float" office:value="-3">
            <text:p>-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 345,340 руб.</text:p>
          </table:table-cell>
          <table:table-cell table:formula="oooc:=DOLLAR([.C109];[.D109])" office:value-type="string" office:string-value="12 345,340руб.">
            <text:p>12 345,340руб.</text:p>
          </table:table-cell>
          <table:table-cell table:style-name="ce15" office:value-type="float" office:value="12345.34">
            <text:p>12345,3400000000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number-columns-repeated="245"/>
        </table:table-row>
        <table:table-row table:style-name="ro3" table:number-rows-repeated="13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5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1">
      <number:currency-symbol number:language="en" number:country="US">$</number:currency-symbol>
      <number:number number:decimal-places="2" number:min-integer-digits="1" number:grouping="true"/>
    </number:currency-style>
    <number:number-style style:name="N192">
      <number:number number:decimal-places="1" number:min-integer-digits="1"/>
    </number:number-style>
    <number:number-style style:name="N193">
      <number:number number:decimal-places="15" number:min-integer-digits="1"/>
    </number:number-style>
    <number:number-style style:name="N194">
      <number:number number:decimal-places="10" number:min-integer-digits="1"/>
    </number:number-style>
    <number:number-style style:name="N195">
      <number:number number:decimal-places="18" number:min-integer-digits="1"/>
    </number:number-style>
    <number:number-style style:name="N196">
      <number:number number:decimal-places="30" number:min-integer-digits="1"/>
    </number:number-style>
    <number:number-style style:name="N197">
      <number:number number:decimal-places="19" number:min-integer-digits="1"/>
    </number:number-style>
    <number:number-style style:name="N198">
      <number:number number:decimal-places="25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20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4">14.12.2007</text:date>, <text:time>17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14T17:39:04</dc:date>
    <dc:language>ru-RU</dc:language>
    <meta:editing-cycles>5</meta:editing-cycles>
    <meta:editing-duration>PT13M6S</meta:editing-duration>
    <meta:user-defined meta:name="Info 1"/>
    <meta:user-defined meta:name="Info 2"/>
    <meta:user-defined meta:name="Info 3"/>
    <meta:user-defined meta:name="Info 4"/>
    <meta:document-statistic meta:table-count="1" meta:cell-count="557"/>
  </office:meta>
</office:document-meta>
</file>